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variant="normal" fo:text-transform="none" fo:color="#242729" style:font-name="inherit" fo:font-size="9.75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D-IT Developer Test</text:p>
      <text:p text:style-name="P2">Excel, XML, XSLT &amp; HTML</text:p>
      <text:p text:style-name="P2">Euan Morton</text:p>
      <text:p text:style-name="P1"/>
      <text:p text:style-name="P1">To obtain desired output:</text:p>
      <text:p text:style-name="P1">1: Run the command “node excel_reader.js”. This reads the excel file and outputs the xml.</text:p>
      <text:p text:style-name="P1">2: In the directory of your chrome install run “<text:span text:style-name="Source_20_Text"><text:span text:style-name="T1">chrome.exe –allow-file-access-from-files</text:span></text:span>”</text:p>
      <text:p text:style-name="P1"><text:a xlink:type="simple" xlink:href="https://stackoverflow.com/questions/4819060/allow-google-chrome-to-use-xmlhttprequest-to-load-a-url-from-a-local-file/18137280#18137280" text:style-name="Internet_20_link" text:visited-style-name="Visited_20_Internet_20_Link">https://stackoverflow.com/questions/4819060/allow-google-chrome-to-use-xmlhttprequest-to-load-a-url-from-a-local-file/18137280#18137280</text:a> </text:p>
      <text:p text:style-name="P1">This is to avoid having the CORS error.</text:p>
      <text:p text:style-name="P1">3: Open dist/index.htm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Kinsella</meta:initial-creator>
    <meta:editing-cycles>1</meta:editing-cycles>
    <meta:creation-date>2020-05-13T15:13:00</meta:creation-date>
    <dc:date>2020-05-18T10:28:09.67</dc:date>
    <meta:editing-duration>PT1S</meta:editing-duration>
    <meta:generator>OpenOffice/4.1.6$Win32 OpenOffice.org_project/416m1$Build-9790</meta:generator>
    <meta:document-statistic meta:table-count="0" meta:image-count="0" meta:object-count="0" meta:page-count="1" meta:paragraph-count="9" meta:word-count="52" meta:character-count="4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